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wSubset.RowSubset( List &lt; Column &gt; colum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owSubset.getColum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wSubset.missingValu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owSubset.get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owSubset.getColumn( int id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wSubset.put( String name , Object v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owSubset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owSubset.missingDatabaseGeneratedValu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